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46cf" officeooo:paragraph-rsid="000546c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546cf" officeooo:paragraph-rsid="000546c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73588" officeooo:paragraph-rsid="0007358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78b57" officeooo:paragraph-rsid="00078b5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a1f43" officeooo:paragraph-rsid="000a1f43" style:font-weight-asian="normal" style:font-weight-complex="normal"/>
    </style:style>
    <style:style style:name="T1" style:family="text">
      <style:text-properties officeooo:rsid="000a1f4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ell Script</text:p>
      <text:p text:style-name="P2">way to automate repitative tasks for a system</text:p>
      <text:p text:style-name="P2">used to automate data back up, delivery, monitoring, rca etc.</text:p>
      <text:p text:style-name="P2"/>
      <text:p text:style-name="P3">Script as a command:</text:p>
      <text:p text:style-name="P3"><text:tab/>command – when a command is run; the OS checks $PATH to find the source of the executable <text:tab/><text:tab/><text:tab/><text:tab/>script and runs it from there</text:p>
      <text:p text:style-name="P3"><text:tab/>add the location of the script to the $PATH, provide the executable permission and done!</text:p>
      <text:p text:style-name="P3"><text:tab/>Leave out the .sh extention</text:p>
      <text:p text:style-name="P3"/>
      <text:p text:style-name="P4">CLI arguments - </text:p>
      <text:p text:style-name="P4"><text:tab/>&lt;command/script name&gt; Var1 Var2 </text:p>
      <text:p text:style-name="P4"><text:tab/>command/script name =$0; var1=$1; ...</text:p>
      <text:p text:style-name="P4"/>
      <text:p text:style-name="P5">Condtional statements</text:p>
      <text:p text:style-name="P5"><text:tab/>-e &lt;file&gt;– file exists?</text:p>
      <text:p text:style-name="P5"><text:tab/>-d &lt;path&gt;– is directory?</text:p>
      <text:p text:style-name="P5"><text:tab/>-s &lt;file&gt;– size gt 0?</text:p>
      <text:p text:style-name="P3"><text:tab/>-<text:span text:style-name="T1">x &lt;file&gt; - is executable?</text:span></text:p>
      <text:p text:style-name="P3"><text:tab/>-<text:span text:style-name="T1">w &lt;file&gt; - is writable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21:16:04.270768710</meta:creation-date>
    <meta:editing-duration>PT2M25S</meta:editing-duration>
    <meta:editing-cycles>2</meta:editing-cycles>
    <meta:generator>LibreOffice/6.0.7.3$Linux_X86_64 LibreOffice_project/00m0$Build-3</meta:generator>
    <dc:date>2021-04-21T21:16:45.217045898</dc:date>
    <meta:document-statistic meta:table-count="0" meta:image-count="0" meta:object-count="0" meta:page-count="1" meta:paragraph-count="16" meta:word-count="104" meta:character-count="610" meta:non-whitespace-character-count="504"/>
  </office:meta>
</office:document-meta>
</file>